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DejaVu Sans Mono', monospace"/>
    <style:font-face style:name="Noto Serif" svg:font-family="'Noto Serif', 'DejaVu Serif', serif"/>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6.896cm" fo:margin-left="0.116cm" table:align="left"/>
    </style:style>
    <style:style style:name="Tabella1.A" style:family="table-column">
      <style:table-column-properties style:column-width="8.391cm"/>
    </style:style>
    <style:style style:name="Tabella1.B" style:family="table-column">
      <style:table-column-properties style:column-width="8.505cm"/>
    </style:style>
    <style:style style:name="Tabella1.A1" style:family="table-cell">
      <style:table-cell-properties style:vertical-align="middle" fo:padding="0.097cm" fo:border-left="0.05pt solid #1b75bc" fo:border-right="none" fo:border-top="0.05pt solid #1b75bc" fo:border-bottom="0.05pt solid #1b75bc"/>
    </style:style>
    <style:style style:name="Tabella1.B1" style:family="table-cell">
      <style:table-cell-properties style:vertical-align="middle" fo:padding="0.097cm" fo:border="0.05pt solid #1b75bc"/>
    </style:style>
    <style:style style:name="Tabella1.A2" style:family="table-cell">
      <style:table-cell-properties fo:padding="0.097cm" fo:border-left="0.05pt solid #1b75bc" fo:border-right="none" fo:border-top="none" fo:border-bottom="0.05pt solid #1b75bc"/>
    </style:style>
    <style:style style:name="Tabella1.B2" style:family="table-cell">
      <style:table-cell-properties fo:padding="0.097cm" fo:border-left="0.05pt solid #1b75bc" fo:border-right="0.05pt solid #1b75bc" fo:border-top="none" fo:border-bottom="0.05pt solid #1b75bc"/>
    </style:style>
    <style:style style:name="Tabella1.A3" style:family="table-cell">
      <style:table-cell-properties fo:padding="0.097cm" fo:border-left="0.05pt solid #1b75bc" fo:border-right="none" fo:border-top="none" fo:border-bottom="0.05pt solid #1b75bc"/>
    </style:style>
    <style:style style:name="Tabella1.B3" style:family="table-cell">
      <style:table-cell-properties fo:padding="0.097cm" fo:border-left="0.05pt solid #1b75bc" fo:border-right="0.05pt solid #1b75bc" fo:border-top="none" fo:border-bottom="0.05pt solid #1b75bc"/>
    </style:style>
    <style:style style:name="P1" style:family="paragraph" style:parent-style-name="Preformatted_20_Text">
      <style:paragraph-properties fo:break-before="page"/>
      <style:text-properties officeooo:paragraph-rsid="003c50fc"/>
    </style:style>
    <style:style style:name="P2" style:family="paragraph" style:parent-style-name="Text_20_body">
      <style:paragraph-properties fo:break-before="page"/>
      <style:text-properties officeooo:paragraph-rsid="0050f7d0"/>
    </style:style>
    <style:style style:name="P3" style:family="paragraph" style:parent-style-name="Preformatted_20_Text">
      <style:text-properties fo:color="#212121" style:font-name="Liberation Sans" fo:font-size="18pt" fo:language="en" fo:country="US" fo:font-weight="bold" officeooo:paragraph-rsid="003c50fc" style:font-name-asian="Noto Sans CJK SC Regular" style:font-size-asian="18pt" style:font-weight-asian="bold" style:font-name-complex="Lohit Devanagari" style:font-size-complex="18pt" style:font-weight-complex="bold"/>
    </style:style>
    <style:style style:name="P4" style:family="paragraph" style:parent-style-name="Preformatted_20_Text">
      <style:text-properties fo:color="#212121" style:font-name="Liberation Sans" fo:font-size="16pt" fo:font-weight="bold" style:font-name-asian="Noto Sans CJK SC Regular" style:font-size-asian="16pt" style:font-weight-asian="bold" style:font-name-complex="Lohit Devanagari" style:font-size-complex="16pt" style:font-weight-complex="bold"/>
    </style:style>
    <style:style style:name="P5" style:family="paragraph" style:parent-style-name="Text_20_body">
      <style:text-properties fo:color="#000000" fo:background-color="#e8f2fe"/>
    </style:style>
    <style:style style:name="P6" style:family="paragraph" style:parent-style-name="Text_20_body">
      <style:text-properties fo:language="en" fo:country="US" officeooo:paragraph-rsid="003c50fc"/>
    </style:style>
    <style:style style:name="P7" style:family="paragraph" style:parent-style-name="Text_20_body">
      <style:text-properties fo:color="#212121"/>
    </style:style>
    <style:style style:name="P8" style:family="paragraph" style:parent-style-name="Text_20_body">
      <style:text-properties officeooo:paragraph-rsid="002b22c4"/>
    </style:style>
    <style:style style:name="P9" style:family="paragraph" style:parent-style-name="Text_20_body">
      <style:text-properties fo:font-size="14pt" fo:font-weight="bold" officeooo:rsid="002b22c4" officeooo:paragraph-rsid="002b22c4" style:font-size-asian="14pt" style:font-weight-asian="bold" style:font-size-complex="14pt" style:font-weight-complex="bold"/>
    </style:style>
    <style:style style:name="P10" style:family="paragraph" style:parent-style-name="Text_20_body">
      <style:text-properties officeooo:paragraph-rsid="00350803"/>
    </style:style>
    <style:style style:name="P11" style:family="paragraph" style:parent-style-name="Text_20_body">
      <style:text-properties officeooo:paragraph-rsid="00365f55"/>
    </style:style>
    <style:style style:name="P12" style:family="paragraph" style:parent-style-name="Text_20_body">
      <style:paragraph-properties fo:line-height="115%" fo:text-align="center" style:justify-single-word="false"/>
      <style:text-properties fo:color="#1b75bc" officeooo:paragraph-rsid="00350803"/>
    </style:style>
    <style:style style:name="P13" style:family="paragraph" style:parent-style-name="Text_20_body">
      <style:text-properties fo:color="#1b75bc" officeooo:paragraph-rsid="00365f55"/>
    </style:style>
    <style:style style:name="P14" style:family="paragraph" style:parent-style-name="Text_20_body">
      <style:text-properties officeooo:paragraph-rsid="003c50fc"/>
    </style:style>
    <style:style style:name="P15" style:family="paragraph" style:parent-style-name="Text_20_body">
      <style:text-properties officeooo:paragraph-rsid="0050f7d0"/>
    </style:style>
    <style:style style:name="P16" style:family="paragraph" style:parent-style-name="Standard">
      <style:text-properties fo:language="en" fo:country="US"/>
    </style:style>
    <style:style style:name="P17" style:family="paragraph" style:parent-style-name="Standard">
      <style:text-properties style:font-name="Liberation Serif" fo:font-size="12pt" style:font-size-asian="12pt" style:font-size-complex="12pt"/>
    </style:style>
    <style:style style:name="P18" style:family="paragraph" style:parent-style-name="Standard">
      <style:text-properties fo:font-weight="bold" officeooo:rsid="00206046" officeooo:paragraph-rsid="00206046" style:font-weight-asian="bold" style:font-weight-complex="bold"/>
    </style:style>
    <style:style style:name="P19" style:family="paragraph" style:parent-style-name="Standard">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20" style:family="paragraph" style:parent-style-name="Standard">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21" style:family="paragraph" style:parent-style-name="Standard">
      <style:text-properties fo:color="#000000" fo:language="en" fo:country="US"/>
    </style:style>
    <style:style style:name="P22" style:family="paragraph" style:parent-style-name="Standard">
      <style:text-properties officeooo:paragraph-rsid="004414d2"/>
    </style:style>
    <style:style style:name="P23" style:family="paragraph" style:parent-style-name="Standard">
      <style:text-properties officeooo:rsid="00460998" officeooo:paragraph-rsid="00460998"/>
    </style:style>
    <style:style style:name="P24" style:family="paragraph" style:parent-style-name="Standard">
      <style:text-properties officeooo:rsid="00465f69" officeooo:paragraph-rsid="00465f69"/>
    </style:style>
    <style:style style:name="P25" style:family="paragraph" style:parent-style-name="Standard">
      <style:text-properties officeooo:rsid="0048e500" officeooo:paragraph-rsid="0048e500"/>
    </style:style>
    <style:style style:name="P26" style:family="paragraph" style:parent-style-name="Standard">
      <style:text-properties officeooo:rsid="0048e500" officeooo:paragraph-rsid="004920ef"/>
    </style:style>
    <style:style style:name="P27" style:family="paragraph" style:parent-style-name="Text_20_body">
      <style:paragraph-properties fo:margin-top="0.101cm" fo:margin-bottom="0.347cm" loext:contextual-spacing="false" fo:line-height="100%"/>
      <style:text-properties officeooo:paragraph-rsid="003c50fc"/>
    </style:style>
    <style:style style:name="P28" style:family="paragraph" style:parent-style-name="Text_20_body">
      <style:paragraph-properties fo:margin-left="1.251cm" fo:margin-right="0cm" fo:text-indent="0cm" style:auto-text-indent="false">
        <style:tab-stops/>
      </style:paragraph-properties>
      <style:text-properties fo:color="#212121"/>
    </style:style>
    <style:style style:name="P29" style:family="paragraph" style:parent-style-name="Text_20_body">
      <style:paragraph-properties fo:margin-left="1.251cm" fo:margin-right="0cm" fo:text-indent="0cm" style:auto-text-indent="false">
        <style:tab-stops/>
      </style:paragraph-properties>
      <style:text-properties fo:color="#212121" fo:language="en" fo:country="US"/>
    </style:style>
    <style:style style:name="P30" style:family="paragraph" style:parent-style-name="Text_20_body">
      <style:paragraph-properties fo:margin-left="1.251cm" fo:margin-right="0cm" fo:text-indent="0cm" style:auto-text-indent="false">
        <style:tab-stops/>
      </style:paragraph-properties>
    </style:style>
    <style:style style:name="P31" style:family="paragraph" style:parent-style-name="Preformatted_20_Text">
      <style:paragraph-properties fo:margin-left="1.251cm" fo:margin-right="0cm" fo:text-indent="0cm" style:auto-text-indent="false">
        <style:tab-stops/>
      </style:paragraph-properties>
    </style:style>
    <style:style style:name="P32" style:family="paragraph" style:parent-style-name="Standard">
      <style:paragraph-properties fo:margin-left="0cm" fo:margin-right="0cm" fo:text-indent="0cm" style:auto-text-indent="false"/>
      <style:text-properties fo:font-weight="bold" officeooo:rsid="00222ae8" officeooo:paragraph-rsid="00222ae8" style:font-weight-asian="bold" style:font-weight-complex="bold"/>
    </style:style>
    <style:style style:name="P33" style:family="paragraph" style:parent-style-name="Text_20_body">
      <style:paragraph-properties fo:margin-top="0cm" fo:margin-bottom="0.046cm" loext:contextual-spacing="false"/>
      <style:text-properties officeooo:paragraph-rsid="002af376"/>
    </style:style>
    <style:style style:name="P34" style:family="paragraph" style:parent-style-name="Text_20_body">
      <style:paragraph-properties fo:margin-top="0cm" fo:margin-bottom="0.046cm" loext:contextual-spacing="false"/>
      <style:text-properties officeooo:rsid="0032e3b7" officeooo:paragraph-rsid="0032e3b7"/>
    </style:style>
    <style:style style:name="P35" style:family="paragraph" style:parent-style-name="Text_20_body">
      <style:paragraph-properties fo:margin-top="0cm" fo:margin-bottom="0cm" loext:contextual-spacing="false"/>
      <style:text-properties fo:color="#1b75bc" fo:font-style="italic" fo:font-weight="normal" officeooo:rsid="002e4447" officeooo:paragraph-rsid="002e4447" style:font-style-asian="italic" style:font-weight-asian="normal" style:font-style-complex="italic" style:font-weight-complex="normal"/>
    </style:style>
    <style:style style:name="P36" style:family="paragraph" style:parent-style-name="Text_20_body">
      <style:paragraph-properties fo:margin-top="0cm" fo:margin-bottom="0cm" loext:contextual-spacing="false"/>
      <style:text-properties fo:color="#1b75bc" fo:font-style="italic" fo:font-weight="bold" officeooo:rsid="002e4447" officeooo:paragraph-rsid="002e4447" style:font-style-asian="italic" style:font-weight-asian="bold" style:font-style-complex="italic" style:font-weight-complex="bold"/>
    </style:style>
    <style:style style:name="P37" style:family="paragraph" style:parent-style-name="Text_20_body">
      <style:paragraph-properties fo:margin-left="1.27cm" fo:margin-right="0cm" fo:margin-top="0cm" fo:margin-bottom="0.146cm" loext:contextual-spacing="false" fo:text-indent="0cm" style:auto-text-indent="false"/>
      <style:text-properties officeooo:paragraph-rsid="0032e3b7"/>
    </style:style>
    <style:style style:name="P38" style:family="paragraph" style:parent-style-name="Table_20_Heading">
      <style:text-properties fo:color="#1b75bc" fo:font-weight="normal" officeooo:rsid="00365f55" officeooo:paragraph-rsid="00365f55" style:font-weight-asian="normal" style:font-weight-complex="normal"/>
    </style:style>
    <style:style style:name="P39" style:family="paragraph" style:parent-style-name="Standard" style:list-style-name="L1"/>
    <style:style style:name="P40" style:family="paragraph" style:parent-style-name="Standard" style:list-style-name="L3">
      <style:text-properties fo:font-variant="normal" fo:text-transform="none" style:font-name="Liberation Serif" fo:font-size="12pt" fo:letter-spacing="normal" fo:language="it" fo:country="IT" fo:font-style="normal" fo:font-weight="normal" officeooo:rsid="001f3b8b" officeooo:paragraph-rsid="001f3b8b" style:font-size-asian="12pt" style:font-size-complex="12pt"/>
    </style:style>
    <style:style style:name="P41" style:family="paragraph" style:parent-style-name="Standard" style:list-style-name="L4">
      <style:text-properties fo:font-variant="normal" fo:text-transform="none" style:font-name="Liberation Serif" fo:font-size="12pt" fo:letter-spacing="normal" fo:language="it" fo:country="IT" fo:font-style="normal" fo:font-weight="normal" officeooo:rsid="00239b63" officeooo:paragraph-rsid="00239b63" style:font-size-asian="12pt" style:font-weight-asian="normal" style:font-size-complex="12pt" style:font-weight-complex="normal"/>
    </style:style>
    <style:style style:name="P42" style:family="paragraph" style:parent-style-name="Standard" style:list-style-name="L4">
      <style:text-properties officeooo:rsid="00239b63" officeooo:paragraph-rsid="00239b63"/>
    </style:style>
    <style:style style:name="P43" style:family="paragraph" style:parent-style-name="Standard">
      <style:text-properties fo:color="#9a6704" fo:font-weight="bold" style:font-weight-asian="bold" style:font-weight-complex="bold"/>
    </style:style>
    <style:style style:name="P44" style:family="paragraph" style:parent-style-name="Standard">
      <style:text-properties officeooo:rsid="0048e500" officeooo:paragraph-rsid="004920ef"/>
    </style:style>
    <style:style style:name="P45" style:family="paragraph" style:parent-style-name="Standard">
      <style:text-properties officeooo:paragraph-rsid="005e7085"/>
    </style:style>
    <style:style style:name="P46" style:family="paragraph" style:parent-style-name="Heading_20_1">
      <style:text-properties fo:font-size="16pt" style:font-size-asian="16pt" style:font-size-complex="16pt"/>
    </style:style>
    <style:style style:name="P47" style:family="paragraph" style:parent-style-name="Heading_20_1">
      <style:text-properties fo:font-size="16pt" officeooo:rsid="002b184d" officeooo:paragraph-rsid="002b184d" style:font-size-asian="16pt" style:font-size-complex="16pt"/>
    </style:style>
    <style:style style:name="P48" style:family="paragraph" style:parent-style-name="Heading_20_1">
      <style:text-properties officeooo:paragraph-rsid="004207d5"/>
    </style:style>
    <style:style style:name="P49" style:family="paragraph" style:parent-style-name="Heading_20_1">
      <style:text-properties officeooo:paragraph-rsid="0063de9f"/>
    </style:style>
    <style:style style:name="P50" style:family="paragraph" style:parent-style-name="Heading_20_1" style:master-page-name="MP0">
      <style:paragraph-properties style:page-number="auto" fo:break-before="page"/>
      <style:text-properties fo:font-size="16pt" style:font-size-asian="16pt" style:font-size-complex="16pt"/>
    </style:style>
    <style:style style:name="P51" style:family="paragraph" style:parent-style-name="Heading_20_1">
      <style:paragraph-properties fo:break-before="page"/>
    </style:style>
    <style:style style:name="P52" style:family="paragraph" style:parent-style-name="Text_20_body" style:list-style-name="L5"/>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9">
      <style:text-properties fo:color="#212121"/>
    </style:style>
    <style:style style:name="P57" style:family="paragraph" style:parent-style-name="Text_20_body">
      <style:text-properties officeooo:paragraph-rsid="00684e4e"/>
    </style:style>
    <style:style style:name="P58" style:family="paragraph" style:parent-style-name="Text_20_body" style:list-style-name="L5">
      <style:paragraph-properties fo:margin-top="0cm" fo:margin-bottom="0.046cm" loext:contextual-spacing="false"/>
    </style:style>
    <style:style style:name="P59" style:family="paragraph" style:parent-style-name="Text_20_body" style:list-style-name="L6">
      <style:paragraph-properties fo:margin-top="0cm" fo:margin-bottom="0.046cm" loext:contextual-spacing="false"/>
    </style:style>
    <style:style style:name="P60" style:family="paragraph" style:parent-style-name="Text_20_body" style:list-style-name="L6">
      <style:paragraph-properties fo:margin-top="0cm" fo:margin-bottom="0.046cm" loext:contextual-spacing="false"/>
      <style:text-properties officeooo:paragraph-rsid="0032e3b7"/>
    </style:style>
    <style:style style:name="P61" style:family="paragraph" style:parent-style-name="Text_20_body" style:list-style-name="L6">
      <style:paragraph-properties fo:margin-top="0cm" fo:margin-bottom="0.146cm" loext:contextual-spacing="false"/>
      <style:text-properties officeooo:paragraph-rsid="0032e3b7"/>
    </style:style>
    <style:style style:name="P62" style:family="paragraph" style:parent-style-name="Text_20_body">
      <style:paragraph-properties fo:margin-top="0.101cm" fo:margin-bottom="0.347cm" loext:contextual-spacing="false" fo:line-height="100%"/>
      <style:text-properties officeooo:paragraph-rsid="003c50fc"/>
    </style:style>
    <style:style style:name="P63" style:family="paragraph" style:parent-style-name="Text_20_body">
      <style:paragraph-properties fo:margin-top="0.101cm" fo:margin-bottom="0.347cm" loext:contextual-spacing="false" fo:line-height="100%"/>
      <style:text-properties officeooo:rsid="005aee93" officeooo:paragraph-rsid="005aee93"/>
    </style:style>
    <style:style style:name="P64" style:family="paragraph" style:parent-style-name="Text_20_body">
      <style:paragraph-properties fo:margin-top="0.101cm" fo:margin-bottom="0.347cm" loext:contextual-spacing="false" fo:line-height="100%"/>
      <style:text-properties officeooo:rsid="005aee93" officeooo:paragraph-rsid="005e7085"/>
    </style:style>
    <style:style style:name="P65" style:family="paragraph" style:parent-style-name="Heading_20_2">
      <style:text-properties fo:font-size="16pt" fo:language="en" fo:country="US" officeooo:paragraph-rsid="0029f3c5" style:font-size-asian="16pt" style:font-size-complex="16pt"/>
    </style:style>
    <style:style style:name="P66" style:family="paragraph" style:parent-style-name="Preformatted_20_Text" style:list-style-name="L2">
      <style:text-properties fo:font-size="14pt" officeooo:paragraph-rsid="004cec99" style:font-size-asian="14pt" style:font-size-complex="14pt"/>
    </style:style>
    <style:style style:name="P67" style:family="paragraph" style:parent-style-name="Preformatted_20_Text" style:list-style-name="L2">
      <style:text-properties fo:font-size="15pt" officeooo:paragraph-rsid="0050f7d0" style:font-size-asian="15pt" style:font-size-complex="15pt"/>
    </style:style>
    <style:style style:name="T1" style:family="text">
      <style:text-properties fo:font-style="italic" officeooo:rsid="004b1560" style:font-style-asian="italic" style:font-style-complex="italic"/>
    </style:style>
    <style:style style:name="T2" style:family="text">
      <style:text-properties fo:language="en" fo:country="US"/>
    </style:style>
    <style:style style:name="T3" style:family="text">
      <style:text-properties fo:color="#212121"/>
    </style:style>
    <style:style style:name="T4" style:family="text">
      <style:text-properties fo:color="#212121" style:font-name="Liberation Sans" fo:font-size="18pt" fo:language="en" fo:country="US" fo:font-weight="bold" style:font-name-asian="Noto Sans CJK SC Regular" style:font-size-asian="18pt" style:font-weight-asian="bold" style:font-name-complex="Lohit Devanagari" style:font-size-complex="18pt" style:font-weight-complex="bold"/>
    </style:style>
    <style:style style:name="T5" style:family="text">
      <style:text-properties fo:color="#212121" style:font-name="Liberation Sans" fo:font-weight="bold" officeooo:rsid="004cec99" style:font-name-asian="Noto Sans CJK SC Regular" style:font-weight-asian="bold" style:font-name-complex="Lohit Devanagari" style:font-weight-complex="bold"/>
    </style:style>
    <style:style style:name="T6" style:family="text">
      <style:text-properties fo:color="#212121" style:font-name="Liberation Sans" fo:font-weight="bold" officeooo:rsid="004da1bc" style:font-name-asian="Noto Sans CJK SC Regular" style:font-weight-asian="bold" style:font-name-complex="Lohit Devanagari" style:font-weight-complex="bold"/>
    </style:style>
    <style:style style:name="T7" style:family="text">
      <style:text-properties fo:color="#212121" style:font-name="Liberation Sans" fo:language="en" fo:country="US" fo:font-weight="bold" officeooo:rsid="0050f7d0" style:font-name-asian="Noto Sans CJK SC Regular" style:font-weight-asian="bold" style:font-name-complex="Lohit Devanagari" style:font-weight-complex="bold"/>
    </style:style>
    <style:style style:name="T8" style:family="text">
      <style:text-properties fo:color="#212121" style:font-name="Liberation Sans" fo:language="en" fo:country="US" fo:font-weight="bold" officeooo:rsid="004da1bc" style:font-name-asian="Noto Sans CJK SC Regular" style:font-weight-asian="bold" style:font-name-complex="Lohit Devanagari" style:font-weight-complex="bold"/>
    </style:style>
    <style:style style:name="T9" style:family="text">
      <style:text-properties fo:color="#212121" fo:font-size="18pt" style:font-size-asian="18pt" style:font-size-complex="18pt"/>
    </style:style>
    <style:style style:name="T10" style:family="text">
      <style:text-properties fo:color="#212121" fo:language="en" fo:country="US"/>
    </style:style>
    <style:style style:name="T11" style:family="text">
      <style:text-properties fo:color="#212121" fo:language="en" fo:country="US" fo:font-weight="bold" style:font-weight-asian="bold" style:font-weight-complex="bold"/>
    </style:style>
    <style:style style:name="T12" style:family="text">
      <style:text-properties style:font-name="Liberation Sans" fo:font-size="16pt" fo:language="en" fo:country="US" fo:font-weight="bold" style:font-size-asian="16pt" style:font-weight-asian="bold" style:font-size-complex="16pt" style:font-weight-complex="bold"/>
    </style:style>
    <style:style style:name="T13" style:family="text">
      <style:text-properties fo:font-weight="bold" style:font-weight-asian="bold" style:font-weight-complex="bold"/>
    </style:style>
    <style:style style:name="T14" style:family="text">
      <style:text-properties fo:font-weight="bold" officeooo:rsid="002e4447" style:font-weight-asian="bold" style:font-weight-complex="bold"/>
    </style:style>
    <style:style style:name="T15" style:family="text">
      <style:text-properties fo:font-weight="bold" officeooo:rsid="006db979" style:font-weight-asian="bold" style:font-weight-complex="bold"/>
    </style:style>
    <style:style style:name="T16" style:family="text">
      <style:text-properties fo:color="#000000" fo:language="en" fo:country="US"/>
    </style:style>
    <style:style style:name="T17" style:family="text">
      <style:text-properties fo:color="#000000" fo:language="en" fo:country="US" style:text-underline-style="solid" style:text-underline-width="auto" style:text-underline-color="font-color" style:text-underline-mode="continuous" style:text-overline-mode="continuous" style:text-line-through-mode="continuous"/>
    </style:style>
    <style:style style:name="T18" style:family="text">
      <style:text-properties fo:color="#000000" style:font-name="Liberation Sans" fo:font-size="16pt" fo:language="en" fo:country="US" fo:font-weight="bold" style:font-size-asian="16pt" style:font-weight-asian="bold" style:font-size-complex="16pt" style:font-weight-complex="bold"/>
    </style:style>
    <style:style style:name="T19" style:family="text">
      <style:text-properties fo:color="#000000" style:font-name="Liberation Sans" fo:font-size="16pt" fo:language="en" fo:country="US" fo:font-weight="bold" officeooo:rsid="003f49fd" style:font-size-asian="16pt" style:font-weight-asian="bold" style:font-size-complex="16pt" style:font-weight-complex="bold"/>
    </style:style>
    <style:style style:name="T20" style:family="text">
      <style:text-properties style:text-underline-style="solid" style:text-underline-type="double"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fo:color="#303336" style:font-name="inherit" fo:font-size="9.5pt" fo:language="en" fo:country="US" fo:background-color="#eff0f1" loext:char-shading-value="0" style:font-size-asian="9.5pt"/>
    </style:style>
    <style:style style:name="T22" style:family="text">
      <style:text-properties fo:color="#303336" style:font-name="inherit" fo:font-size="9.5pt" fo:background-color="#eff0f1" loext:char-shading-value="0" style:font-size-asian="9.5pt"/>
    </style:style>
    <style:style style:name="T23" style:family="text">
      <style:text-properties fo:color="#2b91af" style:font-name="inherit" fo:font-size="9.5pt" fo:language="en" fo:country="US" fo:background-color="#eff0f1" loext:char-shading-value="0" style:font-size-asian="9.5pt"/>
    </style:style>
    <style:style style:name="T24" style:family="text">
      <style:text-properties fo:color="#7d2727" style:font-name="inherit" fo:font-size="9.5pt" fo:language="en" fo:country="US" fo:background-color="#eff0f1" loext:char-shading-value="0" style:font-size-asian="9.5pt"/>
    </style:style>
    <style:style style:name="T25" style:family="text">
      <style:text-properties fo:font-variant="normal" fo:text-transform="none" fo:letter-spacing="normal" fo:language="it" fo:country="IT" fo:font-style="normal" fo:font-weight="normal"/>
    </style:style>
    <style:style style:name="T26" style:family="text">
      <style:text-properties fo:font-variant="normal" fo:text-transform="none" fo:letter-spacing="normal" fo:language="it" fo:country="IT" fo:font-style="normal" fo:font-weight="normal" officeooo:rsid="001e1c68"/>
    </style:style>
    <style:style style:name="T27" style:family="text">
      <style:text-properties fo:font-variant="normal" fo:text-transform="none" fo:letter-spacing="normal" loext:padding="0cm" loext:border="none"/>
    </style:style>
    <style:style style:name="T28" style:family="text">
      <style:text-properties fo:font-variant="normal" fo:text-transform="none" fo:letter-spacing="normal" officeooo:rsid="005aee93" loext:padding="0cm" loext:border="none"/>
    </style:style>
    <style:style style:name="T29" style:family="text">
      <style:text-properties fo:font-variant="normal" fo:text-transform="none" style:font-name="Liberation Serif" fo:font-size="12pt" fo:letter-spacing="normal" fo:language="it" fo:country="IT" fo:font-style="normal" fo:font-weight="normal" style:font-size-asian="12pt" style:font-weight-asian="normal" style:font-size-complex="12pt" style:font-weight-complex="normal"/>
    </style:style>
    <style:style style:name="T30" style:family="text">
      <style:text-properties fo:font-variant="normal" fo:text-transform="none" style:font-name="Liberation Serif" fo:font-size="12pt" fo:letter-spacing="normal" fo:language="it" fo:country="IT" fo:font-style="normal" style:font-size-asian="12pt" style:font-size-complex="12pt"/>
    </style:style>
    <style:style style:name="T31" style:family="text">
      <style:text-properties fo:font-variant="normal" fo:text-transform="none" style:font-name="Liberation Serif" fo:font-size="12pt" fo:letter-spacing="normal" fo:language="it" fo:country="IT" fo:font-style="normal" officeooo:rsid="001f3b8b" style:font-size-asian="12pt" style:font-size-complex="12pt"/>
    </style:style>
    <style:style style:name="T32" style:family="text">
      <style:text-properties fo:font-variant="normal" fo:text-transform="none" style:font-name="Liberation Serif" fo:font-size="12pt" fo:letter-spacing="normal" fo:language="it" fo:country="IT" fo:font-style="normal" officeooo:rsid="00242761" style:font-size-asian="12pt" style:font-size-complex="12pt"/>
    </style:style>
    <style:style style:name="T33" style:family="text">
      <style:text-properties fo:font-variant="normal" fo:text-transform="none" style:font-name="Liberation Serif" fo:font-size="12pt" fo:letter-spacing="normal" fo:language="it" fo:country="IT" fo:font-style="normal" officeooo:rsid="0025779b" style:font-size-asian="12pt" style:font-size-complex="12pt"/>
    </style:style>
    <style:style style:name="T34" style:family="text">
      <style:text-properties fo:font-variant="normal" fo:text-transform="none" fo:color="#000000" style:font-name="Liberation Serif" fo:font-size="12pt" fo:letter-spacing="normal" fo:language="it" fo:country="IT" fo:font-style="normal" fo:font-weight="normal" fo:background-color="#e8f2fe" loext:char-shading-value="0" style:font-size-asian="12pt" style:font-weight-asian="normal" style:font-size-complex="12pt" style:font-weight-complex="normal"/>
    </style:style>
    <style:style style:name="T35" style:family="text">
      <style:text-properties fo:font-variant="normal" fo:text-transform="none" style:font-name="Droid Sans Mono" fo:font-size="12pt" fo:letter-spacing="normal" fo:font-style="normal" fo:font-weight="normal" loext:padding="0cm" loext:border="none"/>
    </style:style>
    <style:style style:name="T36" style:family="text">
      <style:text-properties fo:font-variant="normal" fo:text-transform="none" style:font-name="Droid Sans Mono" fo:font-size="12pt" fo:letter-spacing="normal" fo:font-style="normal" fo:font-weight="normal" officeooo:rsid="005aee93" loext:padding="0cm" loext:border="none"/>
    </style:style>
    <style:style style:name="T37" style:family="text">
      <style:text-properties officeooo:rsid="001e1c68" style:font-weight-asian="bold" style:font-weight-complex="bold"/>
    </style:style>
    <style:style style:name="T38" style:family="text">
      <style:text-properties officeooo:rsid="001f3d80"/>
    </style:style>
    <style:style style:name="T39" style:family="text">
      <style:text-properties officeooo:rsid="0029f3c5"/>
    </style:style>
    <style:style style:name="T40" style:family="text">
      <style:text-properties officeooo:rsid="002af376"/>
    </style:style>
    <style:style style:name="T41" style:family="text">
      <style:text-properties officeooo:rsid="002e4447"/>
    </style:style>
    <style:style style:name="T42" style:family="text">
      <style:text-properties officeooo:rsid="002f3aa9"/>
    </style:style>
    <style:style style:name="T43" style:family="text">
      <style:text-properties officeooo:rsid="0034750d"/>
    </style:style>
    <style:style style:name="T44" style:family="text">
      <style:text-properties officeooo:rsid="00350803"/>
    </style:style>
    <style:style style:name="T45" style:family="text">
      <style:text-properties fo:color="#1b75bc"/>
    </style:style>
    <style:style style:name="T46" style:family="text">
      <style:text-properties fo:color="#1b75bc" officeooo:rsid="00365f55"/>
    </style:style>
    <style:style style:name="T47" style:family="text">
      <style:text-properties officeooo:rsid="004207d5"/>
    </style:style>
    <style:style style:name="T48" style:family="text">
      <style:text-properties officeooo:rsid="00460998"/>
    </style:style>
    <style:style style:name="T49" style:family="text">
      <style:text-properties officeooo:rsid="0047096e"/>
    </style:style>
    <style:style style:name="T50" style:family="text">
      <style:text-properties officeooo:rsid="0048e9e0"/>
    </style:style>
    <style:style style:name="T51" style:family="text">
      <style:text-properties officeooo:rsid="004920ef"/>
    </style:style>
    <style:style style:name="T52" style:family="text">
      <style:text-properties officeooo:rsid="004acb45"/>
    </style:style>
    <style:style style:name="T53" style:family="text">
      <style:text-properties officeooo:rsid="004b1560"/>
    </style:style>
    <style:style style:name="T54" style:family="text">
      <style:text-properties fo:color="#9a6704" fo:font-weight="bold" style:font-weight-asian="bold" style:font-weight-complex="bold"/>
    </style:style>
    <style:style style:name="T55" style:family="text">
      <style:text-properties officeooo:rsid="0063de9f"/>
    </style:style>
    <style:style style:name="T56" style:family="text">
      <style:text-properties officeooo:rsid="0066662f"/>
    </style:style>
    <style:style style:name="T57" style:family="text">
      <style:text-properties officeooo:rsid="006bb3bb"/>
    </style:style>
    <style:style style:name="T58" style:family="text">
      <style:text-properties officeooo:rsid="006db979"/>
    </style:style>
    <style:style style:name="T59" style:family="text">
      <style:text-properties officeooo:rsid="006eb2a5"/>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1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_5f_CharLFO8LV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text:style-name="WW_5f_CharLFO8LV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_5f_CharLFO8LVL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6" text:style-name="WW_5f_CharLFO8LVL6"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8" text:style-name="WW_5f_CharLFO8LVL8"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9" text:style-name="WW_5f_CharLFO8LVL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Comunicazione <text:span text:style-name="T59">ad </text:span>eventi - <text:span text:style-name="T59">RabbitMQ</text:span>:</text:h>
      <text:p text:style-name="Text_20_body"><text:a xlink:type="simple" xlink:href="https://www.rabbitmq.com/" office:target-frame-name="_top" xlink:show="replace" text:style-name="Internet_20_link" text:visited-style-name="Visited_20_Internet_20_Link">https://www.rabbitmq.com/</text:a></text:p>
      <text:list xml:id="list2805384648" text:style-name="L1">
        <text:list-item>
          <text:list>
            <text:list-item>
              <text:p text:style-name="P39">RabbitMQ – A fronte di un evento il microservizio invia un messaggio a un Exchange (topic) legato a una chiave key.* che si occuperà di comunicare il Payload (JSon) al servizio in ascolto.</text:p>
            </text:list-item>
            <text:list-item>
              <text:p text:style-name="P39">AMQP – struttura:</text:p>
              <text:list>
                <text:list-item>
                  <text:p text:style-name="P39">Message – L’informazione che deve essere spedita</text:p>
                </text:list-item>
                <text:list-item>
                  <text:p text:style-name="P39">Exchange – Scambiatore di messaggi (tipo la posta)</text:p>
                </text:list-item>
                <text:list-item>
                  <text:p text:style-name="P39">Queue – coda dove l’exchange manda i messaggi (la destinazione della cartolina)</text:p>
                </text:list-item>
                <text:list-item>
                  <text:p text:style-name="P39">Binding – la strada che deve percorre il messaggio dall’exchange al consumer</text:p>
                </text:list-item>
                <text:list-item>
                  <text:p text:style-name="P39">Producer – è colui che spedisce il message</text:p>
                </text:list-item>
                <text:list-item>
                  <text:p text:style-name="P39">Consumer – il destinatario del messaggio</text:p>
                </text:list-item>
              </text:list>
            </text:list-item>
          </text:list>
        </text:list-item>
      </text:list>
      <text:p text:style-name="Standard"/>
      <text:h text:style-name="P46" text:outline-level="1">Comunicazione Tra Microservices (Se<text:span text:style-name="T52">r</text:span>vice Discovery Tools):</text:h>
      <text:p text:style-name="Text_20_body"><text:a xlink:type="simple" xlink:href="https://devopscube.com/open-source-service-discovery/" office:target-frame-name="_top" xlink:show="replace" text:style-name="Internet_20_link" text:visited-style-name="Visited_20_Internet_20_Link">https://devopscube.com/open-source-service-discovery/</text:a></text:p>
      <text:list xml:id="list171513155608169" text:style-name="L1">
        <text:list-item>
          <text:list>
            <text:list-item text:start-value="1">
              <text:p text:style-name="P39">I Service Discovery Tools svolgono il compito di mettere in comunicazione i microservizi evitando l’hard coding degli end-point nel codice.</text:p>
            </text:list-item>
          </text:list>
        </text:list-item>
      </text:list>
      <text:p text:style-name="Standard">I principali Service Discovery Tools sono Eureka/Consul/Etcd.. che si occupano di scoprire i servizi/microservizi/app tramite il seguente pattern strutturale:</text:p>
      <text:list xml:id="list215003802047429" text:continue-numbering="true" text:style-name="L1">
        <text:list-item>
          <text:list>
            <text:list-item>
              <text:list>
                <text:list-item>
                  <text:p text:style-name="P39">Serivice Registry – Tiene traccia di tutte le istanze dei servizi e i loro nomi</text:p>
                </text:list-item>
                <text:list-item>
                  <text:p text:style-name="P39">Register Agent – Fornisce le configurazioni dei servizi</text:p>
                </text:list-item>
                <text:list-item>
                  <text:p text:style-name="P39">Service Discovery Client – Contatta il registry (registro) per conoscere l’alias del servizio</text:p>
                </text:list-item>
              </text:list>
            </text:list-item>
            <text:list-item>
              <text:p text:style-name="P39">Serivice Registry <text:s/>- <text:span text:style-name="T53">E’</text:span> <text:span text:style-name="Default_20_Paragraph_20_Font"><text:span text:style-name="T1">implementato</text:span></text:span> come nuovo microservizio e i microservizi di Multiplication e Gamification si registreranno contattandolo (tramite Registry Client) all'avvio utilizzando il Register Agent.</text:p>
            </text:list-item>
            <text:list-item>
              <text:p text:style-name="P39">L’Alias nome di default del servizio</text:p>
            </text:list-item>
            <text:list-item>
              <text:p text:style-name="P39">Una volta effettuata la registrazione si potranno usare gli indirizzi http://multiplication/ o http://gamification/ <text:s/>invece di http://[HOST]:[PORT] come si comporta un DNS</text:p>
            </text:list-item>
          </text:list>
        </text:list-item>
      </text:list>
      <text:p text:style-name="Standard"/>
      <text:p text:style-name="P4"><text:bookmark text:name="tw-target-text1"/>Comunicazione server / client di Eureka</text:p>
      <text:list xml:id="list415308115" text:style-name="L2">
        <text:list-item>
          <text:p text:style-name="P66"><text:span text:style-name="T5">service-registry </text:span><text:span text:style-name="T6">(project)</text:span></text:p>
        </text:list-item>
      </text:list>
      <text:p text:style-name="P17"><text:span text:style-name="T37">Eureka è un Service Discovery Tool </text:span><text:bookmark text:name="tw-target-text"/><text:span text:style-name="T37">ed </text:span><text:span text:style-name="T25">è </text:span><text:span text:style-name="T26">un pattern </text:span><text:span text:style-name="T25">in cui le applicazioni e i (micro) servizi si localizzano a vicenda su una rete.</text:span></text:p>
      <text:p text:style-name="P19">E’ costitutito dai seguenti elementi:</text:p>
      <text:list xml:id="list2406957992" text:style-name="L3">
        <text:list-item>
          <text:p text:style-name="P40">Service Regestry: che tiene traccia di tutte le istanze di servizio e i loro nomi.</text:p>
        </text:list-item>
        <text:list-item>
          <text:p text:style-name="P40">Regestry Agent, che ogni servizio dovrebbe utilizzare per fornire la sua configurazione in modo che altri possano trovarlo. </text:p>
        </text:list-item>
        <text:list-item>
          <text:p text:style-name="P40">Il Service Discovery Client, che contatta il registro chiedendo un servizio usando il suo alias.</text:p>
        </text:list-item>
      </text:list>
      <text:p text:style-name="P32"><text:span text:style-name="T31">C</text:span><text:span text:style-name="T30">onfigurazione </text:span><text:span text:style-name="T33">Server</text:span><text:span text:style-name="T30">:</text:span></text:p>
      <text:list xml:id="list2310485614" text:style-name="L4">
        <text:list-item>
          <text:p text:style-name="P41">Porta di default Eureka: 8761</text:p>
        </text:list-item>
        <text:list-item>
          <text:p text:style-name="P42"><text:span text:style-name="T29">application.yml - </text:span><text:span text:style-name="T34">http://${eureka.instance.hostname}:${server.port}/eureka/</text:span></text:p>
        </text:list-item>
      </text:list>
      <text:p text:style-name="P20"><text:tab/></text:p>
      <text:p text:style-name="P18"><text:span text:style-name="T31">M</text:span><text:span text:style-name="T30">eccanismo di registrazione </text:span><text:span text:style-name="T32">Client</text:span><text:span text:style-name="T30">:</text:span></text:p>
      <text:p text:style-name="Standard"><text:bookmark text:name="tw-target-text2"/>Ogni microservizio si registra sul server Eureka quando viene <text:span text:style-name="T38">avviato</text:span>, generalmente utilizzando {ServiceId} che registra nel server Eureka, oppure può utilizzare il nome host o qualsiasi IP <text:soft-page-break/>pubblico (se questi sono corretti). Dopo la registrazione, ogni 30 secondi, esegue il ping del server Eureka per notificare che il servizio stesso è disponibile. Se il server Eureka non riceve alcun ping da un servizio per un periodo di tempo abbastanza lungo, questo servizio non viene registrato automaticamente dal server Eureka e il server Eureka notifica il nuovo stato del registro a tutti gli altri servizi.</text:p>
      <text:h text:style-name="P65" text:outline-level="2">RIBBON - Load Balancing:</text:h>
      <text:p text:style-name="Text_20_body"><text:a xlink:type="simple" xlink:href="https://it.wikipedia.org/wiki/Load_balancing" office:target-frame-name="_top" xlink:show="replace" text:style-name="Internet_20_link" text:visited-style-name="Visited_20_Internet_20_Link"><text:span text:style-name="Default_20_Paragraph_20_Font"><text:span text:style-name="T2">https://it.wikipedia.org/wiki/Load_balancing</text:span></text:span></text:a></text:p>
      <text:p text:style-name="P33">Per gestire il carico si utilizza Ribbon che è <text:s/><text:span text:style-name="T39">Load Balancer</text:span><text:span text:style-name="Default_20_Paragraph_20_Font"><text:span text:style-name="T3"> del carico lato client integrato con Eureka.</text:span></text:span> <text:line-break/>Se creiamo due istanze di <text:span text:style-name="T39">un</text:span> microservice <text:span text:style-name="T40">di nome Moltiplicazione</text:span>, entramb<text:span text:style-name="T39">e</text:span> si registreranno in Eureka con lo stesso Alias (poiché hanno lo stesso nome dell'applicazione), <text:span text:style-name="T39">saranno registrate su porte diverse, tipo http: // localhost: 8081 e http: // localhost: 8082.</text:span> Quando il microservice di gamification, come client desidera contattare http://moltiplicazione /, Eureka restituirà entrambi gli URL e spetterà al consumatore decidere qual’è l’istanza che dovrebbe essere chiamata.</text:p>
      <text:p text:style-name="P33">Ribbon usa Round-Robin balancing di default</text:p>
      <text:h text:style-name="P47" text:outline-level="1">Configurazione:</text:h>
      <text:p text:style-name="P8">Per rendere disponibile Ribbon nel nostro servizio Gateway non dobbiamo fare molto. Ribbon viene fornito di default con Eureka e viene configurato automaticamente da Spring Boot. </text:p>
      <text:p text:style-name="P9">Problemi con Ribbon :</text:p>
      <text:p text:style-name="P36">“Eureka è molto lento nel notare che un servizio è sceso inaspettatamente (Ci vogliono in media tre minuti). </text:p>
      <text:p text:style-name="P36">Eureka non effettua un ping vero e proprio verso i microservizi, ma controlla il Lease (La locazione): ogni istanza deve contattare il registro dopo un po 'di tempo (30 secondi per impostazione predefinita) per rinnovare il lease (possiamo immaginarlo come l'istanza che dice "Sono vivo!").”</text:p>
      <text:p text:style-name="P35"/>
      <text:p text:style-name="P8"><text:span text:style-name="T41">Per risolvere queste problematiche non <text:s/>sovrascriveremo il comportamento di default (</text:span><text:span text:style-name="T14">leaseRenewalIntervalInSeconds</text:span><text:span text:style-name="T41">) ma a</text:span>ggiungeremo alcune configurazioni extra per sovrascrivere le impostazioni predefinite da configurare. <text:span text:style-name="T42">Costruiremo </text:span>una classe <text:span text:style-name="T42">di Configurazione</text:span> con 2 @Bean</text:p>
      <text:list xml:id="list1291078085" text:style-name="L5">
        <text:list-item>
          <text:p text:style-name="P52">IPing: new PingUrl(false, "/health") per disabilitare true di default (PingUrl controlla se i servizi sono attivi, “/health” è un Actuator Spring Boot)</text:p>
        </text:list-item>
        <text:list-item>
          <text:p text:style-name="P52">IRule: new AvailabilityFilteringRule() alternativa al round-robin, AvailabilityFilteringRule scorre le istanze ma, oltre a ciò, tiene conto della disponibilità controllata dai nostri nuovi ping per ignorare alcune istanze nel caso in cui non rispondano <text:s/></text:p>
        </text:list-item>
        <text:list-item>
          <text:p text:style-name="P58">Aggiungere @RibbonClients(default Configuration = RibbonConfiguration.class) alla classe <text:s/>main Spring-Boot poiché la classe di configurazione non è annotata con @Configuration, Il motivo è che potremmo avere facoltativamente più client Ribbon con diversa configurazione di bilanciamento del carico.</text:p>
        </text:list-item>
      </text:list>
      <text:p text:style-name="Text_20_body"><text:span text:style-name="Default_20_Paragraph_20_Font"><text:span text:style-name="T12"/></text:span></text:p>
      <text:p text:style-name="P2"><text:span text:style-name="Default_20_Paragraph_20_Font"><text:span text:style-name="T12">Routing Gateway API – </text:span></text:span><text:span text:style-name="Default_20_Paragraph_20_Font"><text:span text:style-name="T18">Zuul </text:span></text:span></text:p>
      <text:list xml:id="list215004618423117" text:continue-list="list415308115" text:style-name="L2">
        <text:list-item>
          <text:p text:style-name="P67"><text:span text:style-name="Default_20_Paragraph_20_Font"><text:span text:style-name="T7">gateway </text:span></text:span><text:span text:style-name="Default_20_Paragraph_20_Font"><text:span text:style-name="T8">(project)</text:span></text:span></text:p>
        </text:list-item>
      </text:list>
      <text:p text:style-name="P15"><text:a xlink:type="simple" xlink:href="https://github.com/Netflix/zuul/wiki" office:target-frame-name="_top" xlink:show="replace" text:style-name="Internet_20_link" text:visited-style-name="Visited_20_Internet_20_Link"><text:span text:style-name="Default_20_Paragraph_20_Font"><text:span text:style-name="T2">https://github.com/Netflix/zuul/wiki</text:span></text:span></text:a></text:p>
      <text:p text:style-name="P34">Problemi che risolve un Gateway API come Zuul:</text:p>
      <text:list xml:id="list4008283974" text:style-name="L6">
        <text:list-item>
          <text:p text:style-name="P59">Il <text:span text:style-name="Default_20_Paragraph_20_Font"><text:span text:style-name="T13">client web</text:span></text:span> è in esecuzione su un browser <text:span text:style-name="T43">e</text:span> non può <text:span text:style-name="T44">usufruire di</text:span> alcun <text:span text:style-name="T43">Service Discovery C</text:span>lient <text:span text:style-name="T44">per l’</text:span>individuazione dei servizi né occuparsi del bilanciamento del carico.</text:p>
          <text:p text:style-name="P60">Abbiamo bisogno di un pezzo in più per collegarlo ai microservizi che <text:span text:style-name="T44">sono situati</text:span> nel back-end, senza perdere le capacità di bilanciamento del carico.</text:p>
        </text:list-item>
        <text:list-item>
          <text:p text:style-name="P60">Attività come l'autenticazione, il controllo delle versioni dell'API o qualsiasi filtro di richieste in generale, non calzano nel nostro scenario distribuito:</text:p>
        </text:list-item>
      </text:list>
      <text:p text:style-name="P37">È necessario un punto di controllo centralizzato per le nostre API di sistema (endpoint REST <text:s/>per moltiplicazione e gamification).</text:p>
      <text:list xml:id="list215004258697318" text:continue-numbering="true" text:style-name="L6">
        <text:list-item>
          <text:p text:style-name="P61">Le nostre API REST seguono l'architettura del sistema, rendendo così i nostri consumatori dipendenti da esso.</text:p>
        </text:list-item>
      </text:list>
      <text:h text:style-name="Heading_20_1" text:outline-level="1">Zuul:</text:h>
      <text:p text:style-name="Text_20_body"><text:a xlink:type="simple" xlink:href="https://github.com/Netflix/zuul/wiki" office:target-frame-name="_top" xlink:show="replace" text:style-name="Internet_20_link" text:visited-style-name="Visited_20_Internet_20_Link">https://github.com/Netflix/zuul/wiki</text:a></text:p>
      <text:p text:style-name="P10">Zuul funzionerà nella nostra architettura come un microservizio aggiuntivo che dobbiamo collegare agli altri. Zuul, gestirà l'instradamento delle richieste al servizio appropriato una volta configurati alcuni pattern URL, mantenendo i consumatori totalmente inconsapevoli della struttura interna. Con questa soluzione, abbiamo la totale flessibilità per spostare le nostre funzionalità attorno al sistema: abbiamo solo bisogno di cambiare la tabella di routing. Con un gateway API in fronte al nostro sistema, i nostri utenti API vedranno un monolite tutto il tempo, mentre noi possiamo evolvere in modo trasparente per avere un'architettura distribuita e scalabile dietro di esso. Con il gateway API, potremmo anche integrare in un posto centrale funzionalità come l'autenticazione poiché tutte le richieste passeranno attraverso quel servizio. Ad esempio, potremmo utilizzare Spring Security e integrarlo con Zuul con un filtro Zuul personalizzato</text:p>
      <text:p text:style-name="P10">Zuul si occuperà di indirizzare vs l’URL risolto, quello che vogliamo ottenere è avere URL come:</text:p>
      <table:table table:name="Tabella1" table:style-name="Tabella1">
        <table:table-column table:style-name="Tabella1.A"/>
        <table:table-column table:style-name="Tabella1.B"/>
        <table:table-header-rows>
          <table:table-row>
            <table:table-cell table:style-name="Tabella1.A1" office:value-type="string">
              <text:p text:style-name="P12">architettura-agnostica</text:p>
            </table:table-cell>
            <table:table-cell table:style-name="Tabella1.B1" office:value-type="string">
              <text:p text:style-name="P38">Url Risolto</text:p>
            </table:table-cell>
          </table:table-row>
        </table:table-header-rows>
        <table:table-row>
          <table:table-cell table:style-name="Tabella1.A2" office:value-type="string">
            <text:p text:style-name="P13">http://gamification/leaders</text:p>
          </table:table-cell>
          <table:table-cell table:style-name="Tabella1.B2" office:value-type="string">
            <text:p text:style-name="P11"><text:a xlink:type="simple" xlink:href="http://application/leaders" office:target-frame-name="_top" xlink:show="replace" text:style-name="Internet_20_link" text:visited-style-name="Visited_20_Internet_20_Link"><text:span text:style-name="T45">http://application/leaders</text:span></text:a></text:p>
          </table:table-cell>
        </table:table-row>
        <table:table-row>
          <table:table-cell table:style-name="Tabella1.A3" office:value-type="string">
            <text:p text:style-name="P11"><text:a xlink:type="simple" xlink:href="http://moltiplicazione/risultati" office:target-frame-name="_top" xlink:show="replace" text:style-name="Internet_20_link" text:visited-style-name="Visited_20_Internet_20_Link"><text:span text:style-name="T45">http://moltiplicazione/r</text:span></text:a><text:span text:style-name="T46">esults</text:span></text:p>
          </table:table-cell>
          <table:table-cell table:style-name="Tabella1.B3" office:value-type="string">
            <text:p text:style-name="P11"><text:a xlink:type="simple" xlink:href="http://application/results" office:target-frame-name="_top" xlink:show="replace" text:style-name="Internet_20_link" text:visited-style-name="Visited_20_Internet_20_Link"><text:span text:style-name="T45">http://application/results</text:span></text:a></text:p>
          </table:table-cell>
        </table:table-row>
      </table:table>
      <text:p text:style-name="P10"/>
      <text:p text:style-name="P1"><text:span text:style-name="Default_20_Paragraph_20_Font"><text:span text:style-name="T4">Zuul - Normalization of http addresses:</text:span></text:span></text:p>
      <text:p text:style-name="P3"/>
      <text:p text:style-name="P6">multiplication-client.js:</text:p>
      <text:p text:style-name="P6">http://localhost:8000/api/multiplications/**<text:tab/><text:tab/>http://localhost:8080/multiplications/**</text:p>
      <text:p text:style-name="P14"><text:span text:style-name="Default_20_Paragraph_20_Font"><text:span text:style-name="T2">http://localhost:8000/api/results/** <text:tab/><text:tab/><text:tab/></text:span></text:span><text:a xlink:type="simple" xlink:href="http://localhost:8080/results/" office:target-frame-name="_top" xlink:show="replace" text:style-name="Internet_20_link" text:visited-style-name="Visited_20_Internet_20_Link"><text:span text:style-name="Default_20_Paragraph_20_Font"><text:span text:style-name="T2">h</text:span></text:span></text:a><text:a xlink:type="simple" xlink:href="http://localhost:8080/results/" office:target-frame-name="_top" xlink:show="replace" text:style-name="Internet_20_link" text:visited-style-name="Visited_20_Internet_20_Link"><text:span text:style-name="Default_20_Paragraph_20_Font"><text:span text:style-name="T2">ttp://localhost:8080/results/</text:span></text:span></text:a><text:span text:style-name="Default_20_Paragraph_20_Font"><text:span text:style-name="T2">**</text:span></text:span></text:p>
      <text:p text:style-name="P6"/>
      <text:p text:style-name="P6">gamification-client.js:</text:p>
      <text:p text:style-name="P6">http://localhost:8000/api/leaders/**<text:tab/><text:tab/><text:tab/>http://localhost:8081/leaders/**</text:p>
      <text:p text:style-name="P14"><text:span text:style-name="Default_20_Paragraph_20_Font"><text:span text:style-name="T2">http://localhost:8000/api/stats/** <text:tab/><text:tab/><text:tab/></text:span></text:span><text:a xlink:type="simple" xlink:href="http://localhost:8081/stats/" office:target-frame-name="_top" xlink:show="replace" text:style-name="Internet_20_link" text:visited-style-name="Visited_20_Internet_20_Link"><text:span text:style-name="Default_20_Paragraph_20_Font"><text:span text:style-name="T2">http://localhost:8081/stats/</text:span></text:span></text:a><text:span text:style-name="Default_20_Paragraph_20_Font"><text:span text:style-name="T2">**</text:span></text:span></text:p>
      <text:p text:style-name="P6"/>
      <text:p text:style-name="P27">Con Zuul è possibile inoltrare le richieste alla nostra applicazione in un posto centrale. I consumatori di API non sanno nulla dei nostri microservizi: passano tutti attraverso http: // localhost: 8000. Il passo successivo è includere una classe <text:span text:style-name="Default_20_Paragraph_20_Font"><text:span text:style-name="T20">WebConfiguration che abilita CORS</text:span></text:span> anche per il progetto gateway (come abbiamo fatto per i microservizi di moltiplicazione e gamification). Questo è necessario anche qui per lo stesso motivo: frontend, gateway e microservizi si trovano a origini diverse (numeri di porta nel nostro caso).</text:p>
      <text:p text:style-name="P27">Per applicare le modifiche al nostro frontend, modifichiamo solo i nostri client JavaScript di moltiplicazione e di moltiplicazionepuntare al servizio gateway all'indirizzo http: // localhost: 8000 /. Nota che abbiamo anche bisogno di aggiungere il prefisso api / a tutte le nostre richieste. Assicurati di utilizzare questa nuova variabile in tutte le chiamate API distribuite in entrambi i file.</text:p>
      <text:p text:style-name="P27"/>
      <text:h text:style-name="Heading_20_1" text:outline-level="1">Porte/Servizi</text:h>
      <text:p text:style-name="Text_20_body"/>
      <text:list xml:id="list957317956" text:style-name="L7">
        <text:list-item>
          <text:p text:style-name="P53">Multiplication: 8080/8780</text:p>
        </text:list-item>
        <text:list-item>
          <text:p text:style-name="P53">Gamification: 8081/8781</text:p>
        </text:list-item>
        <text:list-item>
          <text:p text:style-name="P53">Gateway Zuul: 8000</text:p>
        </text:list-item>
        <text:list-item>
          <text:p text:style-name="P53">Service Discovery Tool Eureka: 8761</text:p>
        </text:list-item>
      </text:list>
      <text:p text:style-name="P5"/>
      <text:h text:style-name="Heading_20_1" text:outline-level="1">Databases &amp; Stateless Services</text:h>
      <text:p text:style-name="Text_20_body"/>
      <text:list xml:id="list886532803" text:style-name="L8">
        <text:list-item>
          <text:p text:style-name="P54">I servizi sono stateless, non hanno conoscenza del proprio stato e quindi non dovrebbero salvare i dati in memoria.</text:p>
        </text:list-item>
      </text:list>
      <text:p text:style-name="Text_20_body">D’altra parte c’è la necessità di avere una affinità di contesto, tutte le request di uno stesso utente devono finire nell’istanza dello stesso servizio.</text:p>
      <text:list xml:id="list215003206034409" text:continue-numbering="true" text:style-name="L8">
        <text:list-item>
          <text:p text:style-name="P54">I database servono a salvare lo stato dei servizi.</text:p>
        </text:list-item>
      </text:list>
      <text:p text:style-name="Text_20_body">Ogni servizio deve salvare i propri dati nello stesso Database.</text:p>
      <text:list xml:id="list215002897669759" text:continue-numbering="true" text:style-name="L8">
        <text:list-item>
          <text:p text:style-name="P54"><text:soft-page-break/><text:span text:style-name="Default_20_Paragraph_20_Font"><text:span text:style-name="T13">H2: </text:span></text:span>Lavora anche in SERVER_MODE, impostando la seguente propietà:</text:p>
        </text:list-item>
      </text:list>
      <text:p text:style-name="Text_20_body"><text:span text:style-name="Default_20_Paragraph_20_Font"><text:span text:style-name="T2">SERVER_MODE=TRUE.</text:span></text:span></text:p>
      <text:p text:style-name="P16"># Creates the database in a file inside project with .</text:p>
      <text:p text:style-name="Standard"><text:span text:style-name="Default_20_Paragraph_20_Font"><text:span text:style-name="T17">spring.datasource.url</text:span></text:span><text:span text:style-name="Default_20_Paragraph_20_Font"><text:span text:style-name="T16">=jdbc:h2:./DB/gamification;DB_CLOSE_ON_EXIT=FALSE;AUTO_SERVER=TRUE</text:span></text:span></text:p>
      <text:p text:style-name="P21"/>
      <text:h text:style-name="P48" text:outline-level="1">Hystrix <text:span text:style-name="T47">e Circuit Breakers Pattern</text:span></text:h>
      <text:p text:style-name="Text_20_body"/>
      <text:p text:style-name="Standard">Un paracadute di salvataggio quando un servizio cade, un Fallback.</text:p>
      <text:p text:style-name="P22">Il <text:span text:style-name="T47">Circuit Breakers Pattern </text:span>è la soluzione per quegli scenari in cui è probabile che l'intero sistema fallisca se una delle parti non risponde. Questo modello si basa su <text:span text:style-name="T48">tre</text:span> stati:</text:p>
      <text:p text:style-name="P23">Closed – ok</text:p>
      <text:p text:style-name="P23">Open – Failed</text:p>
      <text:p text:style-name="P24">Half-Open – <text:span text:style-name="T49">Failed e risottomesso</text:span></text:p>
      <text:p text:style-name="P24"/>
      <text:p text:style-name="P25">Per introdurre Hystrix basta inniettare un Bean che implementa l’interfaccia ZuulFallbackProvider.</text:p>
      <text:p text:style-name="P26">Il Bean va inserito nel Gateway Zuul <text:span text:style-name="T50">e va inserito uno per ogni Microservizio.</text:span></text:p>
      <text:p text:style-name="P26">Quando Zuul non riesce a reindirizzare la richiesta, controllerà se c'è un fallback per quel servizio specifico (usando <text:span text:style-name="T51">il metodo getRoute del ZuulFallbackProvider ). Se ce n'è uno, costruirà e restituirà una risposta predefinita (usando il metodo fallbackResponse ()). </text:span></text:p>
      <text:p text:style-name="P26"/>
      <text:p text:style-name="P64"><text:span text:style-name="Default_20_Paragraph_20_Font"><text:span text:style-name="T19">Feign – Sostituzione dei RestTemplate</text:span></text:span></text:p>
      <text:p text:style-name="P64">Feign è un client di servizio web dichiarativo. Rende più facile la scrittura dei client di servizi Web. Per usare Feign crea un'interfaccia e annotala. Ha annotazioni Feign e annotazioni JAX-RS. Feign supporta anche codificatori e decoder innestabili. Spring Cloud aggiunge il supporto per le annotazioni Spring MVC e per l'utilizzo degli stessi HttpMessageConverters utilizzati per impostazione predefinita in Spring Web. Spring Cloud integra Ribbon ed Eureka per fornire un client http con bilanciamento del carico quando si utilizza Feign.</text:p>
      <text:p text:style-name="P64">Nel nostro sistema, potremmo usarlo per rimuovere la classe MultiplicationResultAttemptClientImpl e utilizzare solo l'interfaccia con alcune annotazioni. Abbiamo anche bisogno di spostare in questo caso il metodo di fallback Hystrix in una classe separata. Non lo useremo nel libro poiché i vantaggi dell'utilizzo di Feign non sono così preziosi per noi: è orientato al caso in cui i servizi si chiamano direttamente, senza utilizzare il gateway API. Ci vuole tempo per configurarlo e farlo funzionare con il resto degli strumenti e, nel nostro caso, possiamo raggiungere lo stesso obiettivo con poche righe di codice usando RestTemplate:</text:p>
      <text:p text:style-name="P45"><text:span text:style-name="Source_20_Text">@Configuration</text:span></text:p>
      <text:p text:style-name="P45"><text:span text:style-name="Source_20_Text">@ComponentScan</text:span></text:p>
      <text:p text:style-name="P45"><text:span text:style-name="Source_20_Text">@EnableAutoConfiguration</text:span></text:p>
      <text:p text:style-name="P45"><text:span text:style-name="Source_20_Text">@EnableEurekaClient</text:span></text:p>
      <text:p text:style-name="P45"><text:span text:style-name="Source_20_Text">@EnableFeignClients</text:span></text:p>
      <text:p text:style-name="P45"><text:span text:style-name="Source_20_Text">public class Application {</text:span></text:p>
      <text:p text:style-name="P45"/>
      <text:p text:style-name="P45"><text:span text:style-name="Source_20_Text"><text:span text:style-name="T28"><text:s text:c="4"/></text:span></text:span><text:span text:style-name="Source_20_Text"><text:span text:style-name="T36">public static void main(String[] args) {</text:span></text:span></text:p>
      <text:p text:style-name="P45"><text:span text:style-name="Source_20_Text"><text:span text:style-name="T28"><text:s text:c="8"/></text:span></text:span><text:span text:style-name="Source_20_Text"><text:span text:style-name="T36">SpringApplication.run(Application.class, args);</text:span></text:span></text:p>
      <text:p text:style-name="P45"><text:span text:style-name="Source_20_Text"><text:span text:style-name="T28"><text:s text:c="4"/></text:span></text:span><text:span text:style-name="Source_20_Text"><text:span text:style-name="T36">}</text:span></text:span></text:p>
      <text:p text:style-name="P45"><text:span text:style-name="Source_20_Text">}</text:span></text:p>
      <text:p text:style-name="P45"><text:soft-page-break/><text:span text:style-name="T54">StoreClient.java:</text:span></text:p>
      <text:p text:style-name="P45"><text:span text:style-name="Source_20_Text"/></text:p>
      <text:p text:style-name="P45"><text:span text:style-name="Source_20_Text">@FeignClient("stores")</text:span></text:p>
      <text:p text:style-name="P45"><text:span text:style-name="Source_20_Text">public interface StoreClient {</text:span></text:p>
      <text:p text:style-name="P45"><text:span text:style-name="Source_20_Text"><text:span text:style-name="T28"><text:s text:c="4"/></text:span></text:span><text:span text:style-name="Source_20_Text"><text:span text:style-name="T36">@RequestMapping(method = RequestMethod.GET, value = "/stores")</text:span></text:span></text:p>
      <text:p text:style-name="P45"><text:span text:style-name="Source_20_Text"><text:span text:style-name="T28"><text:s text:c="4"/></text:span></text:span><text:span text:style-name="Source_20_Text"><text:span text:style-name="T36">List&lt;Store&gt; getStores();</text:span></text:span></text:p>
      <text:p text:style-name="P45"/>
      <text:p text:style-name="P45"><text:span text:style-name="Source_20_Text"><text:span text:style-name="T28"><text:s text:c="4"/></text:span></text:span><text:span text:style-name="Source_20_Text"><text:span text:style-name="T36">@RequestMapping(method = RequestMethod.POST, value = "/stores/{storeId}", consumes = "application/json")</text:span></text:span></text:p>
      <text:p text:style-name="P45"><text:span text:style-name="Source_20_Text"><text:span text:style-name="T28"><text:s text:c="4"/></text:span></text:span><text:span text:style-name="Source_20_Text"><text:span text:style-name="T36">Store update(@PathVariable("storeId") Long storeId, Store store);</text:span></text:span></text:p>
      <text:p text:style-name="P45"><text:span text:style-name="Source_20_Text">}</text:span></text:p>
      <text:p text:style-name="P45"/>
      <text:h text:style-name="P49" text:outline-level="1"><text:span text:style-name="T55">CENTRALIZZARE TUTTI I PATTERN PER I MICROSERVICE - Microservices Patterns and PaaS </text:span></text:h>
      <text:p text:style-name="P57">Ora che capisci tutti questi schemi e come funzionano, potresti chiedertelo: devo occuparmi di tutto questo <text:span text:style-name="T56">CARROZZONE</text:span> ogni volta che voglio creare un'architettura di microservizi? Non c'è nessun tipo di struttura che includa tutto questo per me, da un livello di astrazione più alto di quello di Spring? Non potrei semplicemente concentrarmi sulla scrittura della mia applicazione Spring Boot e metterla da qualche parte in modo che funzioni direttamente? </text:p>
      <text:p text:style-name="Standard">La risposta comune a queste domande è che è possibile astrarre molti di questi modelli utilizzando una soluzione <text:span text:style-name="T13">PaaS (Platform as a Service).</text:span> </text:p>
      <text:p text:style-name="Standard">Queste piattaforme contengono non solo il rilevamento dei servizi, il bilanciamento del carico, il routing (gateway API) e gli schemi di Circuit Breaker, ma anche la registrazione centralizzata e integrataautenticazione, tra le altre funzionalità. Queste piattaforme di solito risiedono nel cloud e i loro provider offrono piani per iscriversi e utilizzare non solo questi modelli, ma anche il loro storage, CPU, rete, ecc. Esistono molti PaaS diversi da diversi fornitori: <text:span text:style-name="T13">Amazon AWS, Google App Engine, Pivotal's CloudFoundry, Microsoft Azure</text:span>, ecc.</text:p>
      <text:p text:style-name="Standard">La prima cosa che devi fare è "<text:span text:style-name="T57">package</text:span>" i tuoi microservizi (ad esempio, utilizzando <text:span text:style-name="T15">CloudFoundry -B</text:span><text:span text:style-name="T13">uildpack</text:span>) e distribuirli direttamente alla piattaforma, dove vengono automaticamente rilevati dopo una configurazione di base. Non è necessario distribuire un registro di servizio o un gateway perché fanno parte della piattaforma: basta configurare alcune regole di routing e politiche di bilanciamento del carico. Database e mediatori di messaggi sono offerti come servizi elastici che scalano in modo trasparente su richiesta. Li crei usando una procedura guidata e poi ottieni gli URL per usarli direttamente nelle tue applicazioni. Se vuoi vedere un esempio di quanto sia facile distribuire un'applicazione Spring Boot su una di queste piattaforme, puoi dare un'occhiata alla Guida CloudFoundry perdistribuire un'applicazione Spring (consultare https://tpd.io/cf-gs). All'interno dello stesso sito di documentazione, è anche possibile verificare quanto sia semplice scalare i servizi (eseguendo semplicemente un comando cf scale myApp -i 5 per ottenere cinque istanze) e come funziona il routing assegnando più istanze allo stesso hostname. Non sorprende scoprire che Pivotal offre un interruttore come servizio (basato su Hystrix). Il vantaggio che abbiamo a questo punto è che sappiamo di cosa abbiamo bisogno quando progettiamo la nostra architettura di microservizi. Possiamo bilanciare tutte queste opzioni e decidere dove e come vogliamo implementare i modelli.</text:p>
      <text:p text:style-name="Standard"><text:a xlink:type="simple" xlink:href="https://docs.cloudfoundry.org/buildpacks/java/index.html" text:style-name="Internet_20_link" text:visited-style-name="Visited_20_Internet_20_Link">https://docs.cloudfoundry.org/buildpacks/java/index.html</text:a></text:p>
      <text:p text:style-name="Standard"><text:a xlink:type="simple" xlink:href="https://aws.amazon.com/it/" text:style-name="Internet_20_link" text:visited-style-name="Visited_20_Internet_20_Link">https://aws.amazon.com/it/</text:a></text:p>
      <text:p text:style-name="Standard"><text:a xlink:type="simple" xlink:href="https://cloud.google.com/appengine/?hl=it" text:style-name="Internet_20_link" text:visited-style-name="Visited_20_Internet_20_Link">https://cloud.google.com/appengine/?hl=it</text:a></text:p>
      <text:h text:style-name="P51" text:outline-level="1">Procedura di Avvio Microserivizi Eclipse:</text:h>
      <text:list xml:id="list3532642297" text:style-name="L9">
        <text:list-item>
          <text:p text:style-name="P56">Esegui il server RabbitMQ (se non è ancora in esecuzione in background)</text:p>
        </text:list-item>
        <text:list-item>
          <text:p text:style-name="P55"><text:span text:style-name="Default_20_Paragraph_20_Font"><text:span text:style-name="T3">Eseguire il servizio microservice del registro servizi - EUREKA.</text:span></text:span></text:p>
        </text:list-item>
        <text:list-item>
          <text:p text:style-name="P56">Eseguire il microservice gateway - ZUUL.</text:p>
        </text:list-item>
        <text:list-item>
          <text:p text:style-name="P56">Eseguire il microservice di moltiplicazione</text:p>
        </text:list-item>
        <text:list-item>
          <text:p text:style-name="P56">Eseguire il microservice di moltiplicazione - Run configurations (: per separare) <text:s text:c="20"/>-Dserver.port=8180</text:p>
        </text:list-item>
        <text:list-item>
          <text:p text:style-name="P56">Esegui il microservice di gamification.</text:p>
        </text:list-item>
        <text:list-item>
          <text:p text:style-name="P56">Esegui il microservice di gamification - Run configurations (: per separare) <text:s text:c="26"/>-Dserver.port=8181</text:p>
        </text:list-item>
        <text:list-item>
          <text:p text:style-name="P56">Eseguire il server Web Jetty dalla cartella radice del tuo ui.</text:p>
        </text:list-item>
      </text:list>
      <text:p text:style-name="P7"/>
      <text:h text:style-name="Heading_20_1" text:outline-level="1"><text:span text:style-name="Default_20_Paragraph_20_Font"><text:span text:style-name="T9">Modi per eseguire l’app senza Eclipse:</text:span></text:span></text:h>
      <text:p text:style-name="P28"/>
      <text:p text:style-name="P29">mvnw spring-boot:run</text:p>
      <text:p text:style-name="P29">mvn package/java -jar [resulting-artifact-name.jar]</text:p>
      <text:p text:style-name="P30"><text:span text:style-name="Default_20_Paragraph_20_Font"><text:span text:style-name="T11">~/../.../../social-multiplication$ </text:span></text:span><text:span text:style-name="Default_20_Paragraph_20_Font"><text:span text:style-name="T10">./mvnw spring-boot:run -Drun.arguments="--server.port=8180"</text:span></text:span></text:p>
      <text:p text:style-name="P30"><text:span text:style-name="Default_20_Paragraph_20_Font"><text:span text:style-name="T11">~/../.../../social-multiplication$ </text:span></text:span><text:span text:style-name="Default_20_Paragraph_20_Font"><text:span text:style-name="T10">mvn spring-boot:run -Drun.arguments="--server.port=8180"</text:span></text:span></text:p>
      <text:p text:style-name="P30"><text:span text:style-name="Default_20_Paragraph_20_Font"><text:span text:style-name="T11">~/../.../social-multiplication/target$</text:span></text:span><text:span text:style-name="Default_20_Paragraph_20_Font"><text:span text:style-name="T10"> java -jar social-multiplication-v8-0.8.0-SNAPSHOT.jar –server.port=8180</text:span></text:span></text:p>
      <text:p text:style-name="P29"/>
      <text:p text:style-name="P31"><text:span text:style-name="Source_20_Text"><text:span text:style-name="T21">mvn -Dmaven.tomcat.port=8181 tomcat:run-war</text:span></text:span></text:p>
      <text:p text:style-name="P31"><text:span text:style-name="Source_20_Text"><text:span text:style-name="T21">mvn spring-boot:run -</text:span></text:span><text:span text:style-name="Source_20_Text"><text:span text:style-name="T23">Drun</text:span></text:span><text:span text:style-name="Source_20_Text"><text:span text:style-name="T21">.jvmArguments=</text:span></text:span><text:span text:style-name="Source_20_Text"><text:span text:style-name="T24">'-Dserver.port=8088'</text:span></text:span></text:p>
      <text:p text:style-name="P29"/>
      <text:p text:style-name="P28">Questo Funziona:</text:p>
      <text:p text:style-name="P31"><text:span text:style-name="Source_20_Text"><text:span text:style-name="T22">env SERVER_PORT=8181 mvn spring-boot:run</text:span></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DejaVu Sans Mono', monospace"/>
    <style:font-face style:name="Noto Serif" svg:font-family="'Noto Serif', 'DejaVu Serif', serif"/>
    <style:font-face style:name="inherit" svg:font-family="inherit" style:font-family-generic="system"/>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00%" fo:hyphenation-ladder-count="no-limit"/>
      <style:text-properties officeooo:rsid="003f49fd"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3" style:display-name="WW_CharLFO5LVL3" style:family="text">
      <style:text-properties fo:font-weight="normal" style:font-weight-asian="normal" style:font-weight-complex="normal"/>
    </style:style>
    <style:style style:name="WW_5f_CharLFO5LVL4" style:display-name="WW_CharLFO5LVL4" style:family="text">
      <style:text-properties fo:font-weight="normal" style:font-weight-asian="normal" style:font-weight-complex="normal"/>
    </style:style>
    <style:style style:name="WW_5f_CharLFO5LVL5" style:display-name="WW_CharLFO5LVL5" style:family="text">
      <style:text-properties fo:font-weight="normal" style:font-weight-asian="normal" style:font-weight-complex="norma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8" style:display-name="WW_CharLFO5LVL8"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WW_5f_CharLFO6LVL1" style:display-name="WW_CharLFO6LVL1" style:family="text">
      <style:text-properties fo:font-weight="normal" style:font-weight-asian="normal" style:font-weight-complex="normal"/>
    </style:style>
    <style:style style:name="WW_5f_CharLFO6LVL2" style:display-name="WW_CharLFO6LVL2" style:family="text">
      <style:text-properties fo:font-weight="normal" style:font-weight-asian="normal" style:font-weight-complex="normal"/>
    </style:style>
    <style:style style:name="WW_5f_CharLFO6LVL3" style:display-name="WW_CharLFO6LVL3" style:family="text">
      <style:text-properties fo:font-weight="normal" style:font-weight-asian="normal" style:font-weight-complex="normal"/>
    </style:style>
    <style:style style:name="WW_5f_CharLFO6LVL4" style:display-name="WW_CharLFO6LVL4" style:family="text">
      <style:text-properties fo:font-weight="normal" style:font-weight-asian="normal" style:font-weight-complex="normal"/>
    </style:style>
    <style:style style:name="WW_5f_CharLFO6LVL5" style:display-name="WW_CharLFO6LVL5" style:family="text">
      <style:text-properties fo:font-weight="normal" style:font-weight-asian="normal" style:font-weight-complex="normal"/>
    </style:style>
    <style:style style:name="WW_5f_CharLFO6LVL6" style:display-name="WW_CharLFO6LVL6" style:family="text">
      <style:text-properties fo:font-weight="normal" style:font-weight-asian="normal" style:font-weight-complex="normal"/>
    </style:style>
    <style:style style:name="WW_5f_CharLFO6LVL7" style:display-name="WW_CharLFO6LVL7" style:family="text">
      <style:text-properties fo:font-weight="normal" style:font-weight-asian="normal" style:font-weight-complex="normal"/>
    </style:style>
    <style:style style:name="WW_5f_CharLFO6LVL8" style:display-name="WW_CharLFO6LVL8" style:family="text">
      <style:text-properties fo:font-weight="normal" style:font-weight-asian="normal" style:font-weight-complex="normal"/>
    </style:style>
    <style:style style:name="WW_5f_CharLFO6LVL9" style:display-name="WW_CharLFO6LVL9" style:family="text">
      <style:text-properties fo:font-weight="normal" style:font-weight-asian="normal" style:font-weight-complex="normal"/>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1" style:display-name="WW_CharLFO8LVL1"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fo:font-weight="normal" style:font-weight-asian="normal" style:font-weight-complex="normal"/>
    </style:style>
    <style:style style:name="WW_5f_CharLFO9LVL2" style:display-name="WW_CharLFO9LVL2" style:family="text">
      <style:text-properties fo:font-weight="normal" style:font-weight-asian="normal" style:font-weight-complex="normal"/>
    </style:style>
    <style:style style:name="WW_5f_CharLFO9LVL3" style:display-name="WW_CharLFO9LVL3" style:family="text">
      <style:text-properties fo:font-weight="normal" style:font-weight-asian="normal" style:font-weight-complex="normal"/>
    </style:style>
    <style:style style:name="WW_5f_CharLFO9LVL4" style:display-name="WW_CharLFO9LVL4" style:family="text">
      <style:text-properties fo:font-weight="normal" style:font-weight-asian="normal" style:font-weight-complex="normal"/>
    </style:style>
    <style:style style:name="WW_5f_CharLFO9LVL5" style:display-name="WW_CharLFO9LVL5" style:family="text">
      <style:text-properties fo:font-weight="normal" style:font-weight-asian="normal" style:font-weight-complex="normal"/>
    </style:style>
    <style:style style:name="WW_5f_CharLFO9LVL6" style:display-name="WW_CharLFO9LVL6" style:family="text">
      <style:text-properties fo:font-weight="normal" style:font-weight-asian="normal" style:font-weight-complex="normal"/>
    </style:style>
    <style:style style:name="WW_5f_CharLFO9LVL7" style:display-name="WW_CharLFO9LVL7" style:family="text">
      <style:text-properties fo:font-weight="normal" style:font-weight-asian="normal" style:font-weight-complex="normal"/>
    </style:style>
    <style:style style:name="WW_5f_CharLFO9LVL8" style:display-name="WW_CharLFO9LVL8" style:family="text">
      <style:text-properties fo:font-weight="normal" style:font-weight-asian="normal" style:font-weight-complex="normal"/>
    </style:style>
    <style:style style:name="WW_5f_CharLFO9LVL9" style:display-name="WW_CharLFO9LVL9" style:family="text">
      <style:text-properties fo:font-weight="normal" style:font-weight-asian="normal" style:font-weight-complex="norma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1-28T22:22:00Z</meta:creation-date>
    <dc:date>2019-05-26T17:20:35.500366706</dc:date>
    <meta:editing-cycles>171</meta:editing-cycles>
    <meta:editing-duration>P1DT3H11M45S</meta:editing-duration>
    <meta:document-statistic meta:table-count="1" meta:image-count="0" meta:object-count="0" meta:page-count="7" meta:paragraph-count="145" meta:word-count="2164" meta:character-count="16024" meta:non-whitespace-character-count="13928"/>
    <meta:template xlink:type="simple" xlink:actuate="onRequest" xlink:title="" xlink:href="Normal.dotm"/>
  </office:meta>
</office:document-meta>
</file>